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31000001BF1BF8F921.jpg"/>
  <manifest:file-entry manifest:media-type="image/jpeg" manifest:full-path="Pictures/10000000000005440000027A634CDEC9.jpg"/>
  <manifest:file-entry manifest:media-type="image/jpeg" manifest:full-path="Pictures/100000000000044F0000010A8BC18635.jpg"/>
  <manifest:file-entry manifest:media-type="image/jpeg" manifest:full-path="Pictures/10000000000003920000030AA246CB85.jpg"/>
  <manifest:file-entry manifest:media-type="image/jpeg" manifest:full-path="Pictures/1000000000000389000002212EA971E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color="#0000cc" fo:font-weight="bold" style:font-weight-asian="bold" style:font-weight-complex="bold"/>
    </style:style>
    <style:style style:name="T1" style:family="text">
      <style:text-properties fo:color="#0000cc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กราฟิก1" text:anchor-type="paragraph" svg:x="0.078cm" svg:y="0.37cm" svg:width="17.434cm" svg:height="3.983cm" draw:z-index="0"><draw:image xlink:href="Pictures/100000000000044F0000010A8BC18635.jpg" xlink:type="simple" xlink:show="embed" xlink:actuate="onLoad"/></draw:frame><draw:frame draw:style-name="fr1" draw:name="กราฟิก2" text:anchor-type="paragraph" svg:x="0.381cm" svg:y="4.604cm" svg:width="16.868cm" svg:height="10.308cm" draw:z-index="1"><draw:image xlink:href="Pictures/1000000000000389000002212EA971EB.jpg" xlink:type="simple" xlink:show="embed" xlink:actuate="onLoad"/></draw:frame><draw:frame text:anchor-type="paragraph" draw:z-index="5" draw:style-name="gr1" draw:text-style-name="P2" svg:width="1.138cm" svg:height="0.636cm" svg:x="16.48cm" svg:y="-0.012cm"><draw:text-box><text:p text:style-name="P1"><text:span text:style-name="T1">หน้าที่ </text:span><text:span text:style-name="T1">3</text:span></text:p></draw:text-box></draw:frame></text:p>
      <text:p text:style-name="Standard"><draw:frame draw:style-name="fr1" draw:name="กราฟิก3" text:anchor-type="paragraph" svg:x="9.601cm" svg:y="0.088cm" svg:width="7.489cm" svg:height="7.839cm" draw:z-index="4"><draw:image xlink:href="Pictures/1000000000000131000001BF1BF8F921.jpg" xlink:type="simple" xlink:show="embed" xlink:actuate="onLoad"/></draw:frame><draw:frame draw:style-name="fr1" draw:name="กราฟิก5" text:anchor-type="paragraph" svg:x="0.79cm" svg:y="0.023cm" svg:width="8.601cm" svg:height="7.992cm" draw:z-index="3"><draw:image xlink:href="Pictures/10000000000003920000030AA246CB85.jpg" xlink:type="simple" xlink:show="embed" xlink:actuate="onLoad"/></draw:frame></text:p>
      <text:p text:style-name="Standard"/>
      <text:p text:style-name="Standard"><text:soft-page-break/></text:p>
      <text:p text:style-name="Standard"><draw:frame text:anchor-type="paragraph" draw:z-index="6" draw:style-name="gr1" draw:text-style-name="P2" svg:width="1.138cm" svg:height="0.636cm" svg:x="16.48cm" svg:y="-0.012cm"><draw:text-box><text:p text:style-name="P1"><text:span text:style-name="T1">หน้าที่ </text:span><text:span text:style-name="T1">4</text:span>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กราฟิก4" text:anchor-type="paragraph" svg:width="15.58cm" svg:height="10.229cm" draw:z-index="2"><draw:image xlink:href="Pictures/10000000000005440000027A634CDEC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mpong jongmeesuk</meta:initial-creator>
    <meta:creation-date>2023-12-10T11:18:50.68</meta:creation-date>
    <meta:generator>OpenOffice/4.1.15$Win32 OpenOffice.org_project/4115m2$Build-9813</meta:generator>
    <dc:date>2025-08-26T13:50:06.40</dc:date>
    <dc:creator>Sompong Jongmeesuk</dc:creator>
    <meta:editing-duration>PT1H20M14S</meta:editing-duration>
    <meta:editing-cycles>18</meta:editing-cycles>
    <meta:printed-by>sompong jongmeesuk</meta:printed-by>
    <meta:print-date>2023-12-10T12:37:03.30</meta:print-date>
    <meta:document-statistic meta:table-count="0" meta:image-count="5" meta:object-count="0" meta:page-count="2" meta:paragraph-count="0" meta:word-count="0" meta:character-count="0"/>
  </office:meta>
</office:document-meta>
</file>